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6494" officeooo:paragraph-rsid="001a580c"/>
    </style:style>
    <style:style style:name="P2" style:family="paragraph" style:parent-style-name="Standard">
      <style:text-properties officeooo:rsid="001867a0" officeooo:paragraph-rsid="001a580c"/>
    </style:style>
    <style:style style:name="P3" style:family="paragraph" style:parent-style-name="Standard">
      <style:text-properties officeooo:rsid="0019a588" officeooo:paragraph-rsid="001a580c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6494" officeooo:paragraph-rsid="001a580c"/>
    </style:style>
    <style:style style:name="P5" style:family="paragraph" style:parent-style-name="Standard" style:list-style-name="L1">
      <style:text-properties officeooo:rsid="0019a588" officeooo:paragraph-rsid="001a580c"/>
    </style:style>
    <style:style style:name="P6" style:family="paragraph" style:parent-style-name="Standard">
      <style:text-properties officeooo:rsid="0019a588" officeooo:paragraph-rsid="001a580c"/>
    </style:style>
    <style:style style:name="T1" style:family="text">
      <style:text-properties officeooo:rsid="001867a0"/>
    </style:style>
    <style:style style:name="T2" style:family="text">
      <style:text-properties style:font-name="Liberation Mono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TP A</text:span>rithmétique<text:span text:style-name="T1"> avec Python</text:span></text:p>
      <text:p text:style-name="P1"/>
      <text:p text:style-name="P2">Les premières questions sont assez faciles.</text:p>
      <text:p text:style-name="P2">Si vous les trouvez trop faciles, vous pouvez les sauter.</text:p>
      <text:p text:style-name="P1"/>
      <text:list text:style-name="L1">
        <text:list-item>
          <text:p text:style-name="P5">Écrire un programme qui affiche les nombres de 100 à 200.</text:p>
        </text:list-item>
        <text:list-item>
          <text:p text:style-name="P5">Écrire un programme qui affiche le nombre de multiples de 17 entre 100 et 200.</text:p>
        </text:list-item>
        <text:list-item>
          <text:p text:style-name="P5">Écrire une fonction qui attend les paramètres <text:span text:style-name="T2">n</text:span>, <text:span text:style-name="T2">a</text:span> et <text:span text:style-name="T2">b</text:span> et qui donne le nombre de multiples de <text:span text:style-name="T2">n</text:span> entre <text:span text:style-name="T2">a</text:span> et <text:span text:style-name="T2">b</text:span>. Écrire des tests.</text:p>
        </text:list-item>
        <text:list-item>
          <text:p text:style-name="P5">Écrire une fonction qui donne le nombre de diviseurs (positifs) de <text:span text:style-name="T2">n</text:span>, c’est-à-dire le nombre de nombres entre 1 et <text:span text:style-name="T2">n</text:span> (compris) dont <text:span text:style-name="T2">n</text:span> est un multiple.</text:p>
        </text:list-item>
        <text:list-item>
          <text:p text:style-name="P5">Écrire une fonction qui teste si le nombre de diviseurs de <text:span text:style-name="T2">n</text:span> vaut 2.</text:p>
        </text:list-item>
        <text:list-item>
          <text:p text:style-name="P5">Les nombres qui ont exactement 2 diviseurs sont appelés des « nombres premiers ». On en veut la liste !</text:p>
        </text:list-item>
        <text:list-item>
          <text:p text:style-name="P5">Comment optimiser la fonction du 3. ?</text:p>
        </text:list-item>
      </text:list>
      <text:p text:style-name="P3"/>
      <text:p text:style-name="P3"/>
      <text:p text:style-name="P3"/>
      <text:p text:style-name="P4"><text:span text:style-name="T1">TP A</text:span>rithmétique<text:span text:style-name="T1"> avec Python</text:span></text:p>
      <text:p text:style-name="P1"/>
      <text:p text:style-name="P2">Les premières questions sont assez faciles.</text:p>
      <text:p text:style-name="P2">Si vous les trouvez trop faciles, vous pouvez les sauter.</text:p>
      <text:p text:style-name="P1"/>
      <text:list text:continue-numbering="true" text:style-name="L1">
        <text:list-item text:start-value="1">
          <text:p text:style-name="P5">Écrire un programme qui affiche les nombres de 100 à 200.</text:p>
        </text:list-item>
        <text:list-item>
          <text:p text:style-name="P5">Écrire un programme qui affiche le nombre de multiples de 17 entre 100 et 200.</text:p>
        </text:list-item>
        <text:list-item>
          <text:p text:style-name="P5">Écrire une fonction qui attend les paramètres <text:span text:style-name="T2">n</text:span>, <text:span text:style-name="T2">a</text:span> et <text:span text:style-name="T2">b</text:span> et qui donne le nombre de multiples de <text:span text:style-name="T2">n</text:span> entre <text:span text:style-name="T2">a</text:span> et <text:span text:style-name="T2">b</text:span>. Écrire des tests.</text:p>
        </text:list-item>
        <text:list-item>
          <text:p text:style-name="P5">Écrire une fonction qui donne le nombre de diviseurs (positifs) de <text:span text:style-name="T2">n</text:span>, c’est-à-dire le nombre de nombres entre 1 et <text:span text:style-name="T2">n</text:span> (compris) dont <text:span text:style-name="T2">n</text:span> est un multiple.</text:p>
        </text:list-item>
        <text:list-item>
          <text:p text:style-name="P5">Écrire une fonction qui teste si le nombre de diviseurs de <text:span text:style-name="T2">n</text:span> vaut 2.</text:p>
        </text:list-item>
        <text:list-item>
          <text:p text:style-name="P5">Les nombres qui ont exactement 2 diviseurs sont appelés des « nombres premiers ». On en veut la liste !</text:p>
        </text:list-item>
        <text:list-item>
          <text:p text:style-name="P5">Comment optimiser la fonction du 3. ?</text:p>
        </text:list-item>
      </text:list>
      <text:p text:style-name="P3"/>
      <text:p text:style-name="P4"><text:span text:style-name="T1">TP A</text:span>rithmétique<text:span text:style-name="T1"> avec Python</text:span></text:p>
      <text:p text:style-name="P1"/>
      <text:p text:style-name="P2">Les premières questions sont assez faciles.</text:p>
      <text:p text:style-name="P2">Si vous les trouvez trop faciles, vous pouvez les sauter.</text:p>
      <text:p text:style-name="P1"/>
      <text:list text:continue-numbering="true" text:style-name="L1">
        <text:list-item text:start-value="1">
          <text:p text:style-name="P5">Écrire un programme qui affiche les nombres de 100 à 200.</text:p>
        </text:list-item>
        <text:list-item>
          <text:p text:style-name="P5">Écrire un programme qui affiche le nombre de multiples de 17 entre 100 et 200.</text:p>
        </text:list-item>
        <text:list-item>
          <text:p text:style-name="P5">Écrire une fonction qui attend les paramètres <text:span text:style-name="T2">n</text:span>, <text:span text:style-name="T2">a</text:span> et <text:span text:style-name="T2">b</text:span> et qui donne le nombre de multiples de <text:span text:style-name="T2">n</text:span> entre <text:span text:style-name="T2">a</text:span> et <text:span text:style-name="T2">b</text:span>. Écrire des tests.</text:p>
        </text:list-item>
        <text:list-item>
          <text:p text:style-name="P5">Écrire une fonction qui donne le nombre de diviseurs (positifs) de <text:span text:style-name="T2">n</text:span>, c’est-à-dire le nombre de nombres entre 1 et <text:span text:style-name="T2">n</text:span> (compris) dont <text:span text:style-name="T2">n</text:span> est un multiple.</text:p>
        </text:list-item>
        <text:list-item>
          <text:p text:style-name="P5">Écrire une fonction qui teste si le nombre de diviseurs de <text:span text:style-name="T2">n</text:span> vaut 2.</text:p>
        </text:list-item>
        <text:list-item>
          <text:p text:style-name="P5">Les nombres qui ont exactement 2 diviseurs sont appelés des « nombres premiers ». On en veut la liste !</text:p>
        </text:list-item>
        <text:list-item>
          <text:p text:style-name="P5">Comment optimiser la fonction du 3. ?</text:p>
        </text:list-item>
      </text:list>
      <text:p text:style-name="P3"/>
      <text:p text:style-name="P3"/>
      <text:p text:style-name="P3"/>
      <text:p text:style-name="P4"><text:span text:style-name="T1">TP A</text:span>rithmétique<text:span text:style-name="T1"> avec Python</text:span></text:p>
      <text:p text:style-name="P1"/>
      <text:p text:style-name="P2">Les premières questions sont assez faciles.</text:p>
      <text:p text:style-name="P2">Si vous les trouvez trop faciles, vous pouvez les sauter.</text:p>
      <text:p text:style-name="P1"/>
      <text:list text:continue-numbering="true" text:style-name="L1">
        <text:list-item text:start-value="1">
          <text:p text:style-name="P5">Écrire un programme qui affiche les nombres de 100 à 200.</text:p>
        </text:list-item>
        <text:list-item>
          <text:p text:style-name="P5">Écrire un programme qui affiche le nombre de multiples de 17 entre 100 et 200.</text:p>
        </text:list-item>
        <text:list-item>
          <text:p text:style-name="P5">Écrire une fonction qui attend les paramètres <text:span text:style-name="T2">n</text:span>, <text:span text:style-name="T2">a</text:span> et <text:span text:style-name="T2">b</text:span> et qui donne le nombre de multiples de <text:span text:style-name="T2">n</text:span> entre <text:span text:style-name="T2">a</text:span> et <text:span text:style-name="T2">b</text:span>. Écrire des tests.</text:p>
        </text:list-item>
        <text:list-item>
          <text:p text:style-name="P5">Écrire une fonction qui donne le nombre de diviseurs (positifs) de <text:span text:style-name="T2">n</text:span>, c’est-à-dire le nombre de nombres entre 1 et <text:span text:style-name="T2">n</text:span> (compris) dont <text:span text:style-name="T2">n</text:span> est un multiple.</text:p>
        </text:list-item>
        <text:list-item>
          <text:p text:style-name="P5">Écrire une fonction qui teste si le nombre de diviseurs de <text:span text:style-name="T2">n</text:span> vaut 2.</text:p>
        </text:list-item>
        <text:list-item>
          <text:p text:style-name="P5">Les nombres qui ont exactement 2 diviseurs sont appelés des « nombres premiers ». On en veut la liste !</text:p>
        </text:list-item>
        <text:list-item>
          <text:p text:style-name="P5">Comment optimiser la fonction du 3. ?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ophe Gragnic</meta:initial-creator>
    <meta:creation-date>2024-11-07T19:39:11.198516795</meta:creation-date>
    <dc:date>2024-11-22T08:34:28.201000000</dc:date>
    <meta:editing-duration>PT6M9S</meta:editing-duration>
    <meta:editing-cycles>4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40" meta:word-count="592" meta:character-count="3048" meta:non-whitespace-character-count="2524"/>
  </office:meta>
</office:document-meta>
</file>